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0.882cm" fo:min-width="5.158cm"/>
    </style:style>
    <style:style style:name="gr2" style:family="graphic" style:parent-style-name="objectwithoutfill">
      <style:graphic-properties svg:stroke-width="0.05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 fo:min-height="0.882cm" fo:min-width="0.632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false" fo:min-height="0.5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marker-end="Triangle_20_unfilled" draw:marker-end-width="0.6cm" draw:textarea-vertical-align="middle"/>
    </style:style>
    <style:style style:name="gr7" style:family="graphic" style:parent-style-name="objectwithoutfill">
      <style:graphic-properties svg:stroke-color="#3465a4" draw:marker-end="Triangle_20_unfilled" draw:marker-end-width="0.6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/>
    </style:style>
    <style:style style:name="P3" style:family="paragraph">
      <style:paragraph-properties fo:text-align="center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xml:id="id1" draw:id="id1" draw:layer="layout" svg:width="8cm" svg:height="1.6cm" svg:x="11.2cm" svg:y="0.4cm">
          <text:p text:style-name="P1">Définir une classe stand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8cm" svg:height="1.6cm" svg:x="14cm" svg:y="2.8cm">
          <text:p text:style-name="P1">Mettre un bien en ven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8cm" svg:height="1.6cm" svg:x="11.2cm" svg:y="16.4cm">
          <text:p text:style-name="P1">Acquéri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8cm" svg:height="1.6cm" svg:x="11.2cm" svg:y="14cm">
          <text:p text:style-name="P1">Visit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line draw:style-name="gr2" draw:text-style-name="P2" draw:layer="layout" svg:x1="0.8cm" svg:y1="12.2cm" svg:x2="1.6cm" svg:y2="10.6cm">
            <text:p/>
          </draw:line>
          <draw:line draw:style-name="gr2" draw:text-style-name="P2" draw:layer="layout" svg:x1="2.4cm" svg:y1="12.2cm" svg:x2="1.6cm" svg:y2="10.6cm">
            <text:p/>
          </draw:line>
          <draw:line draw:style-name="gr2" draw:text-style-name="P2" draw:layer="layout" svg:x1="1.6cm" svg:y1="8.2cm" svg:x2="1.6cm" svg:y2="10.6cm">
            <text:p/>
          </draw:line>
          <draw:line draw:style-name="gr2" draw:text-style-name="P2" draw:layer="layout" svg:x1="0.8cm" svg:y1="9.4cm" svg:x2="2.4cm" svg:y2="9.4cm">
            <text:p/>
          </draw:line>
          <draw:custom-shape draw:style-name="gr3" draw:text-style-name="P3" draw:layer="layout" svg:width="1.6cm" svg:height="1.6cm" svg:x="0.8cm" svg:y="7.4cm">
            <text:p/>
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frame draw:style-name="gr4" draw:text-style-name="P1" draw:layer="layout" svg:width="3.2cm" svg:height="0.8cm" svg:x="0cm" svg:y="12.2cm">
          <draw:text-box>
            <text:p text:style-name="P1">Employé</text:p>
          </draw:text-box>
        </draw:frame>
        <draw:custom-shape draw:style-name="gr1" draw:text-style-name="P1" xml:id="id5" draw:id="id5" draw:layer="layout" svg:width="8cm" svg:height="1.6cm" svg:x="11.2cm" svg:y="8.4cm">
          <text:p text:style-name="P1">Enregistrer un cli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8cm" svg:height="1.6cm" svg:x="11.2cm" svg:y="11.6cm">
          <text:p text:style-name="P1">Chercher un bi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8cm" svg:height="1.6cm" svg:x="11.2cm" svg:y="18.8cm">
          <text:p text:style-name="P1">Générer les statisti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.2cm" svg:x2="2.4cm" svg:y2="9.8cm" draw:start-shape="id1" draw:end-shape="id2" draw:end-glue-point="1" svg:d="M11200 1200l-8800 8600" svg:viewBox="0 0 8801 8601">
          <text:p/>
        </draw:connector>
        <draw:connector draw:style-name="gr5" draw:layer="layout" draw:type="line" svg:x1="14cm" svg:y1="3.6cm" svg:x2="2.4cm" svg:y2="9.8cm" draw:start-shape="id3" draw:end-shape="id2" draw:end-glue-point="1" svg:d="M14000 3600l-11600 6200" svg:viewBox="0 0 11601 6201">
          <text:p/>
        </draw:connector>
        <draw:connector draw:style-name="gr5" draw:layer="layout" draw:type="line" svg:x1="8.4cm" svg:y1="6cm" svg:x2="2.4cm" svg:y2="9.8cm" draw:start-shape="id4" draw:end-shape="id2" draw:end-glue-point="1" svg:d="M8400 6000l-6000 3800" svg:viewBox="0 0 6001 3801">
          <text:p/>
        </draw:connector>
        <draw:connector draw:style-name="gr5" draw:layer="layout" draw:type="line" svg:x1="11.2cm" svg:y1="9.2cm" svg:x2="2.4cm" svg:y2="9.8cm" draw:start-shape="id5" draw:end-shape="id2" draw:end-glue-point="1" svg:d="M11200 9200l-8800 600" svg:viewBox="0 0 8801 601">
          <text:p/>
        </draw:connector>
        <draw:connector draw:style-name="gr5" draw:layer="layout" draw:type="line" svg:x1="11.2cm" svg:y1="12.4cm" svg:x2="2.4cm" svg:y2="9.8cm" draw:start-shape="id6" draw:end-shape="id2" draw:end-glue-point="1" svg:d="M11200 12400l-8800-2600" svg:viewBox="0 0 8801 2601">
          <text:p/>
        </draw:connector>
        <draw:connector draw:style-name="gr5" draw:layer="layout" draw:type="line" svg:x1="11.2cm" svg:y1="14.8cm" svg:x2="2.4cm" svg:y2="9.8cm" draw:start-shape="id7" draw:end-shape="id2" draw:end-glue-point="1" svg:d="M11200 14800l-8800-5000" svg:viewBox="0 0 8801 5001">
          <text:p/>
        </draw:connector>
        <draw:connector draw:style-name="gr5" draw:layer="layout" draw:type="line" svg:x1="11.2cm" svg:y1="17.2cm" svg:x2="2.4cm" svg:y2="9.8cm" draw:start-shape="id8" draw:start-glue-point="6" draw:end-shape="id2" draw:end-glue-point="1" svg:d="M11200 17200l-8800-7400" svg:viewBox="0 0 8801 7401">
          <text:p/>
        </draw:connector>
        <draw:connector draw:style-name="gr6" draw:layer="layout" svg:x1="15.2cm" svg:y1="11.6cm" svg:x2="15.2cm" svg:y2="10cm" draw:start-shape="id6" draw:start-glue-point="4" draw:end-shape="id5" draw:end-glue-point="8" svg:d="M15200 11600v-1600" svg:viewBox="0 0 1 1601">
          <text:p>« utilise »</text:p>
        </draw:connector>
        <draw:custom-shape draw:style-name="gr1" draw:text-style-name="P1" xml:id="id4" draw:id="id4" draw:layer="layout" svg:width="8cm" svg:height="1.6cm" svg:x="8.4cm" svg:y="5.2cm">
          <text:p text:style-name="P1">Mettre un bien en lo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layer="layout" draw:type="line" svg:x1="12.4cm" svg:y1="6.8cm" svg:x2="12.371cm" svg:y2="8.634cm" draw:start-shape="id4" draw:start-glue-point="8" draw:end-shape="id5" draw:end-glue-point="5" svg:d="M12400 6800l-29 1834" svg:viewBox="0 0 30 1835">
          <text:p>« utilise »</text:p>
        </draw:connector>
        <draw:connector draw:style-name="gr7" draw:layer="layout" draw:type="line" svg:x1="18cm" svg:y1="4.4cm" svg:x2="18.029cm" svg:y2="8.634cm" draw:start-shape="id3" draw:start-glue-point="8" draw:end-shape="id5" draw:end-glue-point="11" svg:d="M18000 4400l29 4234" svg:viewBox="0 0 30 4235">
          <text:p>« utilise »</text:p>
        </draw:connector>
        <draw:custom-shape draw:style-name="gr3" draw:text-style-name="P1" draw:layer="layout" svg:width="1.6cm" svg:height="1.6cm" svg:x="0.8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layer="layout" draw:type="line" svg:x1="11.2cm" svg:y1="19.6cm" svg:x2="2.4cm" svg:y2="9.8cm" draw:start-shape="id9" draw:end-shape="id2" draw:end-glue-point="1" svg:d="M11200 19600l-8800-9800" svg:viewBox="0 0 8801 9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4cm" fo:page-height="20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9:11:58.181000000</meta:creation-date>
    <dc:title>Diagramme</dc:title>
    <meta:editing-duration>PT59M23S</meta:editing-duration>
    <meta:editing-cycles>17</meta:editing-cycles>
    <meta:generator>LibreOffice/4.3.5.2$Windows_x86 LibreOffice_project/3a87456aaa6a95c63eea1c1b3201acedf0751bd5</meta:generator>
    <dc:date>2015-01-13T19:44:47.313000000</dc:date>
    <meta:document-statistic meta:object-count="27"/>
    <meta:template xlink:type="simple" xlink:actuate="onRequest" xlink:title="Diagramme" xlink:href="../../../../../../AppData/Roaming/LibreOffice/4/user/template/Diagramme.otg" meta:date="2014-12-05T19:11:58.001000000"/>
  </office:meta>
</office:document-meta>
</file>